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0125" officeooo:paragraph-rsid="00060125"/>
    </style:style>
    <style:style style:name="T1" style:family="text">
      <style:text-properties officeooo:rsid="0007f1bc"/>
    </style:style>
    <style:style style:name="T2" style:family="text">
      <style:text-properties officeooo:rsid="00095247"/>
    </style:style>
    <style:style style:name="T3" style:family="text">
      <style:text-properties officeooo:rsid="000aa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 <text:span text:style-name="T2">despierto </text:span>en mi cama a la ocho menos seis de la mañana el primero de junio de dos mil diecisiete. <text:span text:style-name="T3">Es la media del verano y</text:span> <text:span text:style-name="T3">después de levantome v</text:span>oy a la ventana para abir la ventana.<text:span text:style-name="T2"> En seguida </text:span>un pajaro <text:span text:style-name="T2">siente en</text:span> <text:span text:style-name="T1">la</text:span> ventana <text:span text:style-name="T2">abierta. Está claro afuera y está soleado; hace muy buen tiempo por voy a afuera. Antes de caminar a la cocina para hacer comida, me ducho en el baño y después esto me visto mi ropa. Hoy voy a llevar calcetines gris de lana, pantalones cortos negros de algodón y una camiseta seda estampada. Tiene agua a la planta encima del estante y cerro la ventana. Hasta miro afuera y estoy alegre porque el tiempo de hoy está mejor que el tiempo de ayer. Un día como esto no Vuelvo a mirar afuera y estoy seguro que el tiempo de hoy está el mejor de este añ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19:27.078162000</meta:creation-date>
    <dc:date>2016-11-08T12:46:33.492053000</dc:date>
    <meta:editing-duration>PT3S</meta:editing-duration>
    <meta:editing-cycles>1</meta:editing-cycles>
    <meta:document-statistic meta:table-count="0" meta:image-count="0" meta:object-count="0" meta:page-count="1" meta:paragraph-count="1" meta:word-count="153" meta:character-count="777" meta:non-whitespace-character-count="625"/>
    <meta:generator>LibreOffice/5.2.2.2$MacOSX_X86_64 LibreOffice_project/8f96e87c890bf8fa77463cd4b640a2312823f3ad</meta:generator>
  </office:meta>
</office:document-meta>
</file>